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544cm" fo:min-width="17.118cm"/>
      <style:paragraph-properties style:writing-mode="lr-tb"/>
    </style:style>
    <style:style style:name="gr2" style:family="graphic" style:parent-style-name="standard">
      <style:graphic-properties svg:stroke-color="#000000" draw:fill-color="#5983b0" draw:textarea-horizontal-align="justify" draw:textarea-vertical-align="middle" draw:auto-grow-height="false" fo:min-height="0.822cm" fo:min-width="1.66cm"/>
      <style:paragraph-properties style:writing-mode="lr-tb"/>
    </style:style>
    <style:style style:name="gr3" style:family="graphic" style:parent-style-name="standard">
      <style:graphic-properties draw:stroke="none" draw:fill-color="#168253" draw:textarea-horizontal-align="justify" draw:textarea-vertical-align="middle" draw:auto-grow-height="false" fo:min-height="1.325cm" fo:min-width="2.04cm"/>
      <style:paragraph-properties style:writing-mode="lr-tb"/>
    </style:style>
    <style:style style:name="gr4" style:family="graphic" style:parent-style-name="standard">
      <style:graphic-properties draw:stroke="none" draw:fill-color="#168253" draw:textarea-horizontal-align="justify" draw:textarea-vertical-align="middle" draw:auto-grow-height="false" fo:min-height="1.782cm" fo:min-width="2.748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782cm" fo:min-width="2.748cm"/>
      <style:paragraph-properties style:writing-mode="lr-tb"/>
    </style:style>
    <style:style style:name="gr7" style:family="graphic" style:parent-style-name="standard">
      <style:graphic-properties draw:stroke="none" draw:fill-color="#168253" draw:textarea-horizontal-align="justify" draw:textarea-vertical-align="top" draw:auto-grow-height="false" fo:min-height="1.782cm" fo:min-width="2.748cm"/>
      <style:paragraph-properties style:writing-mode="lr-tb"/>
    </style:style>
    <style:style style:name="gr8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401cm" fo:min-width="2.748cm"/>
      <style:paragraph-properties style:writing-mode="lr-tb"/>
    </style:style>
    <style:style style:name="gr9" style:family="graphic" style:parent-style-name="standard">
      <style:graphic-properties draw:stroke="none" draw:stroke-dash="Line_20_with_20_Fine_20_Dots" draw:fill-color="#168253" draw:textarea-horizontal-align="justify" draw:textarea-vertical-align="middle" draw:auto-grow-height="false" fo:min-height="1.782cm" fo:min-width="2.7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  <style:text-properties fo:color="#ffffff" style:font-name="Calibri" fo:font-size="12pt"/>
    </style:style>
    <style:style style:name="P2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3" style:family="paragraph">
      <loext:graphic-properties draw:fill-color="#5983b0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4" style:family="paragraph">
      <loext:graphic-properties draw:fill-color="#168253"/>
      <style:paragraph-properties fo:text-align="center" style:writing-mode="lr-tb"/>
      <style:text-properties fo:color="#ffffff" style:font-name="Calibri" fo:font-size="12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168253"/>
      <style:paragraph-properties fo:text-align="center" style:writing-mode="lr-tb"/>
      <style:text-properties fo:color="#ffffff" style:font-name="Calibri" fo:font-size="12pt"/>
    </style:style>
    <style:style style:name="P7" style:family="paragraph">
      <style:paragraph-properties fo:text-align="start" style:writing-mode="lr-tb"/>
      <style:text-properties fo:color="#ffffff" style:font-name="Calibri"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Calibri" fo:font-size="12pt"/>
    </style:style>
    <style:style style:name="P9" style:family="paragraph">
      <loext:graphic-properties draw:fill="solid"/>
      <style:paragraph-properties fo:text-align="center"/>
      <style:text-properties style:text-position="33% 58%"/>
    </style:style>
    <style:style style:name="T1" style:family="text">
      <style:text-properties fo:color="#ffffff" style:font-name="Calibri" fo:font-size="12pt"/>
    </style:style>
    <style:style style:name="T2" style:family="text">
      <style:text-properties fo:color="#ffffff" style:font-name="Calibri" fo:font-size="9pt" style:font-size-asian="9pt" style:font-size-complex="9pt"/>
    </style:style>
    <style:style style:name="T3" style:family="text">
      <style:text-properties fo:color="#ffffff" style:font-name="Calibri" fo:font-size="10pt" style:font-size-asian="10pt" style:font-size-complex="10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18cm" svg:height="2.794cm" svg:x="6.75cm" svg:y="8.874cm">
          <text:p text:style-name="P1"><text:span text:style-name="T1">Neural Network based method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18cm" svg:height="2.794cm" svg:x="6.75cm" svg:y="5.726cm">
          <text:p text:style-name="P1"><text:span text:style-name="T1">Classical </text:span><text:span text:style-name="T1">Machine </text:span><text:span text:style-name="T1">Learning </text:span><text:span text:style-name="T1">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2.032cm" svg:x="1cm" svg:y="6.461cm">
          <text:p text:style-name="P2"><text:span text:style-name="T2">Dataset 1:</text:span></text:p>
          <text:p text:style-name="P2"><text:span text:style-name="T2">(extracted from</text:span></text:p>
          <text:p text:style-name="P2"><text:span text:style-name="T2">Twitter API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2.54cm" svg:height="1.575cm" svg:x="3.794cm" svg:y="7.731cm">
          <text:p text:style-name="P1"><text:span text:style-name="T1">Preprocess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248cm" svg:height="2.032cm" svg:x="6.974cm" svg:y="6.361cm">
          <text:p text:style-name="P1"><text:span text:style-name="T1">Feature </text:span></text:p>
          <text:p text:style-name="P1"><text:span text:style-name="T1">extracton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159cm" svg:y1="7.604cm" svg:x2="3.794cm" svg:y2="8.493cm">
          <text:p/>
        </draw:line>
        <draw:line draw:style-name="gr5" draw:text-style-name="P5" draw:layer="layout" svg:x1="3.159cm" svg:y1="9.509cm" svg:x2="3.794cm" svg:y2="8.493cm">
          <text:p/>
        </draw:line>
        <draw:line draw:style-name="gr5" draw:text-style-name="P5" draw:layer="layout" svg:x1="6.358cm" svg:y1="8.52cm" svg:x2="6.969cm" svg:y2="7.223cm">
          <text:p/>
        </draw:line>
        <draw:custom-shape draw:style-name="gr6" draw:text-style-name="P6" draw:layer="layout" svg:width="3.248cm" svg:height="2.032cm" svg:x="21.001cm" svg:y="6.361cm">
          <text:p text:style-name="P1"><text:span text:style-name="T1">Evaluation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4.249cm" svg:y1="7.123cm" svg:x2="25.011cm" svg:y2="8.647cm">
          <text:p/>
        </draw:line>
        <draw:line draw:style-name="gr5" draw:text-style-name="P5" draw:layer="layout" svg:x1="24.114cm" svg:y1="10.652cm" svg:x2="25.011cm" svg:y2="8.647cm">
          <text:p/>
        </draw:line>
        <draw:custom-shape draw:style-name="gr2" draw:text-style-name="P3" draw:layer="layout" svg:width="2.159cm" svg:height="2.032cm" svg:x="1cm" svg:y="8.747cm">
          <text:p text:style-name="P2"><text:span text:style-name="T2"><text:s/></text:span><text:span text:style-name="T2">Dataset 2:</text:span></text:p>
          <text:p text:style-name="P2"><text:span text:style-name="T2">(from White </text:span></text:p>
          <text:p text:style-name="P2"><text:span text:style-name="T2">Supremacy </text:span></text:p>
          <text:p text:style-name="P2"><text:span text:style-name="T2">Forum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3.248cm" svg:height="2.032cm" svg:x="13.97cm" svg:y="6.361cm">
          <text:p text:style-name="P1"><text:span text:style-name="T1">Create datasets:</text:span></text:p>
          <text:p text:style-name="P7"><text:span text:style-name="T3">- unchanged</text:span></text:p>
          <text:p text:style-name="P7"><text:span text:style-name="T3">- undersample</text:span></text:p>
          <text:p text:style-name="P7"><text:span text:style-name="T3">- oversamp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248cm" svg:height="2.032cm" svg:x="10.476cm" svg:y="6.361cm">
          <text:p text:style-name="P1"><text:span text:style-name="T1">Feature </text:span></text:p>
          <text:p text:style-name="P1"><text:span text:style-name="T1">importance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248cm" svg:height="2.032cm" svg:x="17.472cm" svg:y="6.361cm">
          <text:p text:style-name="P1"><text:span text:style-name="T1">Classifier</text:span></text:p>
          <text:p text:style-name="P8"><text:span text:style-name="T4">- </text:span><text:span text:style-name="T3">Decision </text:span><text:span text:style-name="T3">Tree</text:span></text:p>
          <text:p text:style-name="P8"><text:span text:style-name="T4">- </text:span><text:span text:style-name="T3">Random </text:span><text:span text:style-name="T3">Forest</text:span></text:p>
          <text:p text:style-name="P8"><text:span text:style-name="T4">- </text:span><text:span text:style-name="T3">SVM</text:span></text:p>
          <text:p text:style-name="P8"><text:span text:style-name="T4">- </text:span><text:span text:style-name="T3">Logistic </text:span><text:span text:style-name="T3">Regress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248cm" svg:height="1.651cm" svg:x="25.011cm" svg:y="7.885cm">
          <text:p text:style-name="P1"><text:span text:style-name="T1">Comparis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248cm" svg:height="2.032cm" svg:x="17.472cm" svg:y="9.536cm">
          <text:p text:style-name="P1"><text:span text:style-name="T1">Classifier</text:span></text:p>
          <text:p text:style-name="P8"><text:span text:style-name="T4">- </text:span><text:span text:style-name="T3">LST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248cm" svg:height="2.032cm" svg:x="13.97cm" svg:y="9.561cm">
          <text:p text:style-name="P1"><text:span text:style-name="T1">Create </text:span><text:span text:style-name="T1">datasets:</text:span></text:p>
          <text:p text:style-name="P7"><text:span text:style-name="T3">- unchanged</text:span></text:p>
          <text:p text:style-name="P7"><text:span text:style-name="T3">- undersample</text:span></text:p>
          <text:p text:style-name="P7"><text:span text:style-name="T3">- oversampl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2cm" svg:height="2.032cm" svg:x="21.001cm" svg:y="9.561cm">
          <text:p text:style-name="P1"><text:span text:style-name="T1">Evaluatio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004cm" svg:y1="10.298cm" svg:x2="13.989cm" svg:y2="10.425cm">
          <text:p/>
        </draw:line>
        <draw:line draw:style-name="gr10" draw:text-style-name="P9" draw:layer="layout" svg:x1="6.369cm" svg:y1="8.52cm" svg:x2="7.004cm" svg:y2="10.2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2-14T19:08:20.502964415</dc:date>
    <meta:editing-duration>PT2H58M44S</meta:editing-duration>
    <meta:editing-cycles>51</meta:editing-cycles>
    <meta:generator>LibreOffice/6.4.6.2$Linux_X86_64 LibreOffice_project/40$Build-2</meta:generator>
    <meta:document-statistic meta:object-count="21"/>
  </office:meta>
</office:document-meta>
</file>